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f889"/>
    </style:style>
    <style:style style:name="P2" style:family="paragraph" style:parent-style-name="Standard">
      <style:text-properties officeooo:paragraph-rsid="00181124"/>
    </style:style>
    <style:style style:name="P3" style:family="paragraph" style:parent-style-name="Standard">
      <style:text-properties officeooo:paragraph-rsid="00197103"/>
    </style:style>
    <style:style style:name="P4" style:family="paragraph" style:parent-style-name="Standard">
      <style:text-properties officeooo:rsid="00181124" officeooo:paragraph-rsid="00197103"/>
    </style:style>
    <style:style style:name="T1" style:family="text">
      <style:text-properties officeooo:rsid="0016f889"/>
    </style:style>
    <style:style style:name="T2" style:family="text">
      <style:text-properties officeooo:rsid="00181124"/>
    </style:style>
    <style:style style:name="T3" style:family="text">
      <style:text-properties officeooo:rsid="00197103"/>
    </style:style>
    <style:style style:name="T4" style:family="text">
      <style:text-properties officeooo:rsid="001cdf35"/>
    </style:style>
    <style:style style:name="T5" style:family="text">
      <style:text-properties officeooo:rsid="001d98cc"/>
    </style:style>
    <style:style style:name="T6" style:family="text">
      <style:text-properties officeooo:rsid="001f3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ISS Actvity report for project NAISS 2025/22-<text:span text:style-name="T4">3</text:span><text:span text:style-name="T5">09</text:span><text:line-break/><text:line-break/>- <text:span text:style-name="T1">Author: Richel Bilderbeek</text:span></text:p>
      <text:p text:style-name="P1"/>
      <text:p text:style-name="P3"><text:span text:style-name="T1">The project has been used to teach 4 iterations of the NAISS ‘Intro to Python’ course, </text:span><text:span text:style-name="T3">with 48 learners in total. </text:span><text:span text:style-name="T6">Of these, 8 learners used Alvis.</text:span><text:span text:style-name="T3"><text:line-break/><text:line-break/>The course achieves 82-%95% of all its learning outcomes, as is concluded from the results of anonymous evaluations. </text:span><text:span text:style-name="T2">All evaluations can be found at </text:span><text:a xlink:type="simple" xlink:href="https://uppmax.github.io/naiss_intro_python/evaluations/" text:style-name="Internet_20_link" text:visited-style-name="Visited_20_Internet_20_Link"><text:span text:style-name="T2">https://uppmax.github.io/naiss_intro_python/evaluations/</text:span></text:a><text:span text:style-name="T2"> .</text:span></text:p>
      <text:p text:style-name="P3"/>
      <text:p text:style-name="P4"><text:lin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09:27:07.061832966</meta:creation-date>
    <meta:generator>LibreOffice/24.2.7.2$Linux_X86_64 LibreOffice_project/420$Build-2</meta:generator>
    <dc:date>2026-02-02T09:15:39.693104105</dc:date>
    <meta:editing-duration>PT7M28S</meta:editing-duration>
    <meta:editing-cycles>7</meta:editing-cycles>
    <meta:document-statistic meta:table-count="0" meta:image-count="0" meta:object-count="0" meta:page-count="1" meta:paragraph-count="3" meta:word-count="64" meta:character-count="435" meta:non-whitespace-character-count="370"/>
  </office:meta>
</office:document-meta>
</file>